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n" fo:country="US" officeooo:rsid="000b59fb" officeooo:paragraph-rsid="000b59fb"/>
    </style:style>
    <style:style style:name="P5" style:family="paragraph" style:parent-style-name="Standard">
      <style:paragraph-properties fo:text-align="justify" style:justify-single-word="false"/>
      <style:text-properties fo:language="en" fo:country="US" officeooo:rsid="000b59fb" officeooo:paragraph-rsid="00e08686"/>
    </style:style>
    <style:style style:name="P6" style:family="paragraph" style:parent-style-name="Standard">
      <style:text-properties fo:language="en" fo:country="US" officeooo:rsid="000b59fb" officeooo:paragraph-rsid="006de7d5"/>
    </style:style>
    <style:style style:name="P7" style:family="paragraph" style:parent-style-name="Standard">
      <style:text-properties fo:language="en" fo:country="US" officeooo:rsid="000b59fb" officeooo:paragraph-rsid="008a2fed"/>
    </style:style>
    <style:style style:name="P8" style:family="paragraph" style:parent-style-name="Standard">
      <style:text-properties fo:language="en" fo:country="US" officeooo:rsid="003f81c0" officeooo:paragraph-rsid="003f81c0"/>
    </style:style>
    <style:style style:name="P9" style:family="paragraph" style:parent-style-name="Standard">
      <style:text-properties fo:language="en" fo:country="US" officeooo:rsid="003f81c0" officeooo:paragraph-rsid="0040c3b8"/>
    </style:style>
    <style:style style:name="P10" style:family="paragraph" style:parent-style-name="Standard">
      <style:text-properties fo:language="en" fo:country="US" officeooo:rsid="003f81c0" officeooo:paragraph-rsid="00b5262a"/>
    </style:style>
    <style:style style:name="P11" style:family="paragraph" style:parent-style-name="Standard">
      <style:text-properties fo:language="en" fo:country="US" officeooo:rsid="0040a692" officeooo:paragraph-rsid="0040a692"/>
    </style:style>
    <style:style style:name="P12" style:family="paragraph" style:parent-style-name="Standard">
      <style:text-properties fo:language="en" fo:country="US" officeooo:rsid="0040a692" officeooo:paragraph-rsid="004378ac"/>
    </style:style>
    <style:style style:name="P13" style:family="paragraph" style:parent-style-name="Standard">
      <style:text-properties fo:language="en" fo:country="US" officeooo:rsid="0040a692" officeooo:paragraph-rsid="00b70f84"/>
    </style:style>
    <style:style style:name="P14" style:family="paragraph" style:parent-style-name="Standard">
      <style:text-properties fo:language="en" fo:country="US" officeooo:rsid="006fbbee" officeooo:paragraph-rsid="006fbbee"/>
    </style:style>
    <style:style style:name="P15" style:family="paragraph" style:parent-style-name="Standard">
      <style:paragraph-properties fo:text-align="justify" style:justify-single-word="false"/>
      <style:text-properties fo:language="en" fo:country="US" officeooo:paragraph-rsid="00a4cf22"/>
    </style:style>
    <style:style style:name="P16" style:family="paragraph" style:parent-style-name="Standard">
      <style:paragraph-properties fo:text-align="justify" style:justify-single-word="false"/>
      <style:text-properties fo:language="en" fo:country="US" officeooo:paragraph-rsid="00d90aca"/>
    </style:style>
    <style:style style:name="P17" style:family="paragraph" style:parent-style-name="Standard">
      <style:paragraph-properties fo:text-align="justify" style:justify-single-word="false"/>
      <style:text-properties fo:language="en" fo:country="US" officeooo:paragraph-rsid="00e27881"/>
    </style:style>
    <style:style style:name="P18" style:family="paragraph" style:parent-style-name="Standard">
      <style:paragraph-properties fo:text-align="justify" style:justify-single-word="false"/>
      <style:text-properties fo:language="en" fo:country="US" officeooo:paragraph-rsid="00ed1499"/>
    </style:style>
    <style:style style:name="P19" style:family="paragraph" style:parent-style-name="Standard">
      <style:text-properties fo:language="en" fo:country="US" officeooo:paragraph-rsid="00cfe8e7"/>
    </style:style>
    <style:style style:name="P20" style:family="paragraph" style:parent-style-name="Standard">
      <style:text-properties fo:language="en" fo:country="US" officeooo:rsid="00d6758a" officeooo:paragraph-rsid="00d6758a"/>
    </style:style>
    <style:style style:name="P21" style:family="paragraph" style:parent-style-name="Standard">
      <style:text-properties fo:language="en" fo:country="US" officeooo:paragraph-rsid="000b59fb"/>
    </style:style>
    <style:style style:name="P22" style:family="paragraph" style:parent-style-name="Standard">
      <style:paragraph-properties fo:text-align="justify" style:justify-single-word="false"/>
      <style:text-properties fo:language="en" fo:country="US" officeooo:rsid="00478076" officeooo:paragraph-rsid="00da3a73"/>
    </style:style>
    <style:style style:name="P23" style:family="paragraph" style:parent-style-name="Standard">
      <style:paragraph-properties fo:text-align="justify" style:justify-single-word="false"/>
      <style:text-properties fo:language="en" fo:country="US" officeooo:rsid="00ef7b6f" officeooo:paragraph-rsid="00efd6a7"/>
    </style:style>
    <style:style style:name="P24" style:family="paragraph" style:parent-style-name="Standard">
      <style:paragraph-properties fo:text-align="justify" style:justify-single-word="false"/>
      <style:text-properties fo:language="en" fo:country="US" officeooo:rsid="001bd936" officeooo:paragraph-rsid="00f9ba17"/>
    </style:style>
    <style:style style:name="P25" style:family="paragraph" style:parent-style-name="Standard">
      <style:text-properties fo:language="es" fo:country="ES" officeooo:rsid="00478076" officeooo:paragraph-rsid="000b59fb"/>
    </style:style>
    <style:style style:name="P26" style:family="paragraph" style:parent-style-name="Standard">
      <style:paragraph-properties fo:text-align="justify" style:justify-single-word="false"/>
      <style:text-properties fo:language="es" fo:country="ES" officeooo:rsid="000b59fb" officeooo:paragraph-rsid="000b59fb"/>
    </style:style>
    <style:style style:name="P27" style:family="paragraph" style:parent-style-name="Standard">
      <style:paragraph-properties fo:text-align="justify" style:justify-single-word="false"/>
      <style:text-properties fo:language="es" fo:country="ES" officeooo:paragraph-rsid="00d6758a"/>
    </style:style>
    <style:style style:name="P28" style:family="paragraph" style:parent-style-name="Standard">
      <style:paragraph-properties fo:text-align="justify" style:justify-single-word="false"/>
      <style:text-properties fo:language="es" fo:country="ES" officeooo:paragraph-rsid="00d689c4"/>
    </style:style>
    <style:style style:name="P29" style:family="paragraph" style:parent-style-name="Standard">
      <style:paragraph-properties fo:text-align="justify" style:justify-single-word="false"/>
      <style:text-properties fo:language="es" fo:country="ES" officeooo:paragraph-rsid="00571dc8"/>
    </style:style>
    <style:style style:name="P30" style:family="paragraph" style:parent-style-name="Standard">
      <style:paragraph-properties fo:text-align="justify" style:justify-single-word="false"/>
      <style:text-properties fo:language="es" fo:country="ES" officeooo:paragraph-rsid="00d85dca"/>
    </style:style>
    <style:style style:name="P31" style:family="paragraph" style:parent-style-name="Standard">
      <style:paragraph-properties fo:text-align="justify" style:justify-single-word="false"/>
      <style:text-properties fo:language="es" fo:country="ES" officeooo:paragraph-rsid="0050ec50"/>
    </style:style>
    <style:style style:name="P32" style:family="paragraph" style:parent-style-name="Standard">
      <style:paragraph-properties fo:text-align="justify" style:justify-single-word="false"/>
      <style:text-properties fo:language="es" fo:country="ES" officeooo:paragraph-rsid="005a9da4"/>
    </style:style>
    <style:style style:name="P33" style:family="paragraph" style:parent-style-name="Standard">
      <style:paragraph-properties fo:text-align="justify" style:justify-single-word="false"/>
      <style:text-properties fo:language="es" fo:country="ES" officeooo:rsid="00146d21" officeooo:paragraph-rsid="00162a9b"/>
    </style:style>
    <style:style style:name="P34" style:family="paragraph" style:parent-style-name="Standard">
      <style:paragraph-properties fo:text-align="justify" style:justify-single-word="false"/>
      <style:text-properties fo:language="es" fo:country="ES" officeooo:rsid="001bd936" officeooo:paragraph-rsid="000b59fb"/>
    </style:style>
    <style:style style:name="P35" style:family="paragraph" style:parent-style-name="Standard">
      <style:paragraph-properties fo:text-align="justify" style:justify-single-word="false"/>
      <style:text-properties fo:language="es" fo:country="ES" officeooo:rsid="00218ddd" officeooo:paragraph-rsid="000b59fb"/>
    </style:style>
    <style:style style:name="P36" style:family="paragraph" style:parent-style-name="Standard">
      <style:text-properties fo:language="es" fo:country="VE" officeooo:rsid="000b59fb" officeooo:paragraph-rsid="000b59fb"/>
    </style:style>
    <style:style style:name="P3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38" style:family="paragraph" style:parent-style-name="Text_20_body">
      <style:paragraph-properties fo:margin-top="0in" fo:margin-bottom="0in" loext:contextual-spacing="false" fo:text-align="justify" style:justify-single-word="false"/>
    </style:style>
    <style:style style:name="P3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0"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1" style:family="paragraph" style:parent-style-name="Standard">
      <style:paragraph-properties fo:margin-top="0in" fo:margin-bottom="0in" loext:contextual-spacing="false" fo:text-align="justify" style:justify-single-word="false"/>
      <style:text-properties officeooo:paragraph-rsid="00c740c1"/>
    </style:style>
    <style:style style:name="P42" style:family="paragraph" style:parent-style-name="Standard">
      <style:paragraph-properties fo:margin-top="0in" fo:margin-bottom="0in" loext:contextual-spacing="false" fo:text-align="justify" style:justify-single-word="false"/>
      <style:text-properties officeooo:paragraph-rsid="00cecf06"/>
    </style:style>
    <style:style style:name="P43"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44" style:family="paragraph" style:parent-style-name="Standard">
      <style:paragraph-properties fo:margin-top="0in" fo:margin-bottom="0in" loext:contextual-spacing="false" fo:text-align="start" style:justify-single-word="false"/>
      <style:text-properties officeooo:paragraph-rsid="00cfe8e7"/>
    </style:style>
    <style:style style:name="P45" style:family="paragraph" style:parent-style-name="Footnote">
      <style:text-properties officeooo:rsid="006fbbee" officeooo:paragraph-rsid="006fbbee"/>
    </style:style>
    <style:style style:name="P46" style:family="paragraph" style:parent-style-name="Footnote">
      <style:text-properties fo:font-size="10pt" officeooo:rsid="0018f92f" style:font-size-asian="10pt" style:font-size-complex="10pt"/>
    </style:style>
    <style:style style:name="P47" style:family="paragraph" style:parent-style-name="Standard">
      <style:paragraph-properties fo:text-align="justify" style:justify-single-word="false"/>
      <style:text-properties fo:language="en" fo:country="US" officeooo:paragraph-rsid="005a9da4"/>
    </style:style>
    <style:style style:name="P48" style:family="paragraph" style:parent-style-name="Standard">
      <style:text-properties fo:language="en" fo:country="US" officeooo:rsid="000b59fb"/>
    </style:style>
    <style:style style:name="P49" style:family="paragraph" style:parent-style-name="Standard">
      <style:text-properties fo:language="en" fo:country="US" officeooo:rsid="000b59fb" officeooo:paragraph-rsid="000b59fb"/>
    </style:style>
    <style:style style:name="P50"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officeooo:rsid="00fd533b" style:font-size-asian="12pt"/>
    </style:style>
    <style:style style:name="T31" style:family="text">
      <style:text-properties style:font-name="Liberation Serif" fo:font-size="12pt" fo:language="en" fo:country="US" officeooo:rsid="00c4124d" style:font-size-asian="12pt"/>
    </style:style>
    <style:style style:name="T32" style:family="text">
      <style:text-properties style:font-name="Liberation Serif" fo:font-size="12pt" fo:language="en" fo:country="US" officeooo:rsid="00af00f3" style:font-size-asian="12pt"/>
    </style:style>
    <style:style style:name="T33" style:family="text">
      <style:text-properties style:font-name="Liberation Serif" fo:font-size="12pt" fo:language="en" fo:country="US" officeooo:rsid="00b8f692" style:font-size-asian="12pt"/>
    </style:style>
    <style:style style:name="T34" style:family="text">
      <style:text-properties style:font-name="Liberation Serif" fo:font-size="12pt" fo:language="en" fo:country="US" officeooo:rsid="00c6e340" style:font-size-asian="12pt"/>
    </style:style>
    <style:style style:name="T35" style:family="text">
      <style:text-properties style:font-name="Liberation Serif" fo:font-size="12pt" fo:language="en" fo:country="US" fo:font-style="italic" officeooo:rsid="009e33f5" style:font-size-asian="12pt" style:font-style-asian="italic" style:font-style-complex="italic"/>
    </style:style>
    <style:style style:name="T36"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7" style:family="text">
      <style:text-properties style:font-name="Liberation Serif" fo:font-size="12pt" fo:font-style="normal" style:text-underline-style="none" fo:font-weight="normal" officeooo:rsid="00c6e340" style:font-size-asian="12pt" style:font-style-asian="normal" style:font-weight-asian="normal" style:font-style-complex="normal" style:font-weight-complex="normal"/>
    </style:style>
    <style:style style:name="T38"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9" style:family="text">
      <style:text-properties officeooo:rsid="007ab789"/>
    </style:style>
    <style:style style:name="T40" style:family="text">
      <style:text-properties officeooo:rsid="008a2fed"/>
    </style:style>
    <style:style style:name="T41" style:family="text">
      <style:text-properties officeooo:rsid="00a1414a"/>
    </style:style>
    <style:style style:name="T42" style:family="text">
      <style:text-properties officeooo:rsid="00af00f3"/>
    </style:style>
    <style:style style:name="T43" style:family="text">
      <style:text-properties officeooo:rsid="00b33b44"/>
    </style:style>
    <style:style style:name="T44" style:family="text">
      <style:text-properties officeooo:rsid="00b82a10"/>
    </style:style>
    <style:style style:name="T45" style:family="text">
      <style:text-properties fo:language="en" fo:country="US"/>
    </style:style>
    <style:style style:name="T46" style:family="text">
      <style:text-properties fo:language="en" fo:country="US" officeooo:rsid="00c4efaa"/>
    </style:style>
    <style:style style:name="T47" style:family="text">
      <style:text-properties fo:language="en" fo:country="US" officeooo:rsid="00c6e340"/>
    </style:style>
    <style:style style:name="T48"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9" style:family="text">
      <style:text-properties fo:language="en" fo:country="US" fo:font-style="normal" style:text-underline-style="none" fo:font-weight="normal"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51"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2"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c92afd" style:font-style-asian="normal" style:font-style-complex="normal"/>
    </style:style>
    <style:style style:name="T55" style:family="text">
      <style:text-properties fo:language="en" fo:country="US" fo:font-style="normal" officeooo:rsid="00cecf06" style:font-style-asian="normal" style:font-style-complex="normal"/>
    </style:style>
    <style:style style:name="T56" style:family="text">
      <style:text-properties fo:language="en" fo:country="US" officeooo:rsid="00d689c4"/>
    </style:style>
    <style:style style:name="T57" style:family="text">
      <style:text-properties fo:language="en" fo:country="US" officeooo:rsid="00d85dca"/>
    </style:style>
    <style:style style:name="T58" style:family="text">
      <style:text-properties fo:language="en" fo:country="US" officeooo:rsid="00d90aca"/>
    </style:style>
    <style:style style:name="T59" style:family="text">
      <style:text-properties fo:language="es" fo:country="ES" fo:font-style="normal" officeooo:rsid="00c92afd" style:font-style-asian="normal" style:font-style-complex="normal"/>
    </style:style>
    <style:style style:name="T60" style:family="text">
      <style:text-properties fo:language="es" fo:country="ES" officeooo:rsid="00481b20"/>
    </style:style>
    <style:style style:name="T61" style:family="text">
      <style:text-properties fo:language="es" fo:country="ES" officeooo:rsid="0018f92f"/>
    </style:style>
    <style:style style:name="T62" style:family="text">
      <style:text-properties fo:language="es" fo:country="ES" officeooo:rsid="001bd936"/>
    </style:style>
    <style:style style:name="T63" style:family="text">
      <style:text-properties officeooo:rsid="000b59fb"/>
    </style:style>
    <style:style style:name="T64" style:family="text">
      <style:text-properties officeooo:rsid="00d8c5a4"/>
    </style:style>
    <style:style style:name="T65" style:family="text">
      <style:text-properties officeooo:rsid="00d90aca"/>
    </style:style>
    <style:style style:name="T66" style:family="text">
      <style:text-properties officeooo:rsid="00d9c790"/>
    </style:style>
    <style:style style:name="T67" style:family="text">
      <style:text-properties officeooo:rsid="00da3a73"/>
    </style:style>
    <style:style style:name="T68" style:family="text">
      <style:text-properties officeooo:rsid="00de5fba"/>
    </style:style>
    <style:style style:name="T69" style:family="text">
      <style:text-properties officeooo:rsid="00df6b1f"/>
    </style:style>
    <style:style style:name="T70" style:family="text">
      <style:text-properties officeooo:rsid="00e08686"/>
    </style:style>
    <style:style style:name="T71" style:family="text">
      <style:text-properties officeooo:rsid="00e3ca37"/>
    </style:style>
    <style:style style:name="T72" style:family="text">
      <style:text-properties officeooo:rsid="00146d21"/>
    </style:style>
    <style:style style:name="T73" style:family="text">
      <style:text-properties officeooo:rsid="00eb1550"/>
    </style:style>
    <style:style style:name="T74" style:family="text">
      <style:text-properties officeooo:rsid="00ed1499"/>
    </style:style>
    <style:style style:name="T75" style:family="text">
      <style:text-properties officeooo:rsid="00ed37e3"/>
    </style:style>
    <style:style style:name="T76" style:family="text">
      <style:text-properties officeooo:rsid="00efd6a7"/>
    </style:style>
    <style:style style:name="T77" style:family="text">
      <style:text-properties officeooo:rsid="00f0ae43"/>
    </style:style>
    <style:style style:name="T78" style:family="text">
      <style:text-properties officeooo:rsid="00f2088a"/>
    </style:style>
    <style:style style:name="T79" style:family="text">
      <style:text-properties officeooo:rsid="00f38340"/>
    </style:style>
    <style:style style:name="T80" style:family="text">
      <style:text-properties officeooo:rsid="00f7c553"/>
    </style:style>
    <style:style style:name="T81" style:family="text">
      <style:text-properties officeooo:rsid="00f9ba17"/>
    </style:style>
    <style:style style:name="T82" style:family="text">
      <style:text-properties officeooo:rsid="00f9f031"/>
    </style:style>
    <style:style style:name="T83" style:family="text">
      <style:text-properties officeooo:rsid="00fabbe9"/>
    </style:style>
    <style:style style:name="T84" style:family="text">
      <style:text-properties officeooo:rsid="00fbc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7">- <text:span text:style-name="T40">Disposition of the document</text:span></text:p>
      <text:p text:style-name="P2"/>
      <text:p text:style-name="P2"><text:s text:c="3"/></text:p>
      <text:p text:style-name="P2">2. PROBLEM STATEMENT</text:p>
      <text:p text:style-name="P2"/>
      <text:p text:style-name="P5"><text:bookmark text:name="result_box15"/>Business continuity in the field of information technology is supported <text:span text:style-name="T68">in </text:span>a large extent by the uninterrupted operation of the systems used <text:span text:style-name="T68">in productivity</text:span> <text:span text:style-name="T68">tasks </text:span>{ISO}. These systems must be fault tolerant, so that operations <text:span text:style-name="T69">have the </text:span>least possible impact in the event <text:span text:style-name="T70">that </text:span>an unexpected incident occurs.</text:p>
      <text:p text:style-name="P26"/>
      <text:p text:style-name="P17"><text:bookmark text:name="result_box16"/><text:span text:style-name="T63">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1">are the ones </text:span>who must ensure <text:span text:style-name="T71">the proper</text:span> availability of <text:span text:style-name="T71">the </text:span>services, as well as factors such as communications security and redundancy of stored data, among many others.</text:p>
      <text:p text:style-name="P33"/>
      <text:p text:style-name="P18"><text:bookmark text:name="result_box18"/><text:span text:style-name="T72">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3">main</text:span>ly FLOSS to its internal systems, specifically using the <text:span text:style-name="T73">FLOSS </text:span>e-mail and collaboration suite Zimbra™<text:span text:style-name="T61"><text:note text:id="ftn1" text:note-class="footnote"><text:note-citation>1</text:note-citation><text:note-body><text:p text:style-name="P46">http://www.zimbra.com</text:p></text:note-body></text:note></text:span><text:span text:style-name="T61">. </text:span><text:bookmark text:name="result_box20"/>One of the main problems that Netnovation™ <text:span text:style-name="T74">faces</text:span> is to ensure <text:span text:style-name="T74">the </text:span>communication <text:span text:style-name="T74">and workflow </text:span>continuity that <text:span text:style-name="T74">is </text:span>carried through this collaboration tool, as well as meet the SLA<text:span text:style-name="T75">s</text:span> offer<text:span text:style-name="T74">ed</text:span> <text:span text:style-name="T74">to </text:span>its <text:span text:style-name="T75">customers over this software.</text:span></text:p>
      <text:p text:style-name="P4"/>
      <text:p text:style-name="P23">There are various software solutions offering high availability of services such as those provided by Zimbra™, each one with its <text:span text:style-name="T76">legal </text:span>implications, associated cost<text:span text:style-name="T76">s</text:span> and <text:span text:style-name="T76">implementation </text:span>difficulty<text:span text:style-name="T62"><text:note text:id="ftn2" text:note-class="footnote"><text:note-citation>2</text:note-citation><text:note-body><text:p text:style-name="Footnote"><text:span text:style-name="T80">Some of these solutions will be addressed in chapter </text:span><text:span text:style-name="T2">3</text:span></text:p></text:note-body></text:note></text:span>. A valid alternative is <text:span text:style-name="T77">the </text:span>integration of multiple tools in the field of FLOSS <text:span text:style-name="T77">providing</text:span> a framework to ensure <text:s/>continuity of system<text:span text:style-name="T78">s</text:span> <text:span text:style-name="T77">operation or business continuity</text:span>. By doing it this way it is possible to <text:span text:style-name="T79">adapt</text:span> the different requirements and use different technologies to provide the most consistent solution to what is desired.</text:p>
      <text:p text:style-name="P34"/>
      <text:p text:style-name="P24"><text:bookmark text:name="result_box22"/>On previous occasions, Netnovation™ has managed <text:span text:style-name="T81">to </text:span>successfully consolidate <text:span text:style-name="T81">most</text:span> of its operations <text:soft-page-break/>infrastructure <text:span text:style-name="T81">adapting</text:span> FLOSS, making it a wonderful idea to keep this scheme <text:span text:style-name="T83">working. To achieve this, </text:span>it is necessary to evaluate the state of the art in the field of systems that provide high availability, with the aim of <text:span text:style-name="T84">offering</text:span> an effective solution, <text:span text:style-name="T82">all of this in </text:span>accord<text:span text:style-name="T82">ance</text:span> to the guidelines that have been proposed <text:span text:style-name="T82">by the </text:span>company.</text:p>
      <text:p text:style-name="P35"/>
      <text:p text:style-name="P3"/>
      <text:p text:style-name="P2"><text:s text:c="4"/>2.1. JUSTIFICATION / MOTIVATION</text:p>
      <text:p text:style-name="P25"/>
      <text:p text:style-name="P22"><text:bookmark text:name="result_box14"/>The factors that motivate<text:span text:style-name="T66">s</text:span> this work are on one hand, give <text:span text:style-name="T66">proper </text:span>credit to business models based on FLOSS as those used <text:span text:style-name="T66">by technology </text:span>companies <text:span text:style-name="T66">nowadays</text:span> {Barahona &amp; Ortega<text:span text:style-name="T60">}</text:span>, and on the other <text:span text:style-name="T67">hand</text:span>, show that private enterprise can be benefited <text:span text:style-name="T67">by </text:span>FLOSS, <text:span text:style-name="T67">through a set of </text:span>toolset<text:span text:style-name="T67">s</text:span> <text:span text:style-name="T67">and mechanisms</text:span> <text:span text:style-name="T67">who allow </text:span>obtaining robust solutions <text:span text:style-name="T67">in accordance </text:span>to technology needs.</text:p>
      <text:p text:style-name="P22"/>
      <text:p text:style-name="P2"/>
      <text:p text:style-name="P2"><text:s text:c="4"/>2.2. OBJETIVES</text:p>
      <text:p text:style-name="P2"/>
      <text:p text:style-name="P20">The overall objectives are:</text:p>
      <text:p text:style-name="P20"/>
      <text:p text:style-name="P27"><text:span text:style-name="T63">- </text:span><text:bookmark text:name="result_box4"/><text:span text:style-name="T45">Frame the FLOSS business model used by Netnovation™</text:span></text:p>
      <text:p text:style-name="P28"><text:span text:style-name="T56">- </text:span><text:bookmark text:name="result_box6"/><text:span text:style-name="T45">Show various </text:span><text:span text:style-name="T56">current </text:span><text:span text:style-name="T45">alternatives</text:span><text:span text:style-name="T56"> provided by FLOSS at </text:span><text:span text:style-name="T45">the corporate level</text:span></text:p>
      <text:p text:style-name="P29"><text:span text:style-name="T7">- </text:span><text:bookmark text:name="result_box8"/><text:span text:style-name="T45">Adapt the proposed solution to the guidelines established by Netnovation™</text:span></text:p>
      <text:p text:style-name="P30"><text:span text:style-name="T57">- </text:span><text:bookmark text:name="result_box9"/><text:span text:style-name="T45">Establish an initial </text:span><text:span text:style-name="T57">point </text:span><text:span text:style-name="T45">reference for implementing high availability private cloud services offered by Netnovation™</text:span></text:p>
      <text:p text:style-name="P2"/>
      <text:p text:style-name="P2"><text:span text:style-name="T64">The s</text:span>pecific objectives <text:span text:style-name="T64">are:</text:span></text:p>
      <text:p text:style-name="P2"/>
      <text:p text:style-name="P16"><text:span text:style-name="T63">- </text:span><text:bookmark text:name="result_box10"/>Implement a high availability solution based on FLOSS for <text:span text:style-name="T65">the </text:span>e-mail and collaboration system Zimbra™ used by Netnovation™</text:p>
      <text:p text:style-name="P21"><text:span text:style-name="T63">- </text:span><text:bookmark text:name="result_box11"/>Describe the methodology used for the selection of the solution to be implemented</text:p>
      <text:p text:style-name="P31"><text:span text:style-name="T63">- </text:span><text:bookmark text:name="result_box12"/><text:span text:style-name="T45">Describe the process undertaken to implement the selected solution</text:span></text:p>
      <text:p text:style-name="P32"><text:span text:style-name="T6">- </text:span><text:bookmark text:name="result_box13"/><text:span text:style-name="T45">Perform tests in a controlled laboratory environment and validate the correct operation of the solution in order to promote </text:span><text:span text:style-name="T58">it to </text:span><text:span text:style-name="T45">a production environment</text:span></text:p>
      <text:p text:style-name="P47"/>
      <text:p text:style-name="P2"/>
      <text:p text:style-name="P2"><text:s text:c="4"/>2.3. SCOPE</text:p>
      <text:p text:style-name="P2"/>
      <text:p text:style-name="P38">The solution to be implemented consists of FLOSS tools that allow its adaptation to the current infrastructure of Netnovation™, they are not intended to replace the elements of the existing operations <text:s/>platform.</text:p>
      <text:p text:style-name="P38"/>
      <text:p text:style-name="P38">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38"/>
      <text:p text:style-name="P38">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36"/>
      <text:p text:style-name="P36"/>
      <text:p text:style-name="P6">3. <text:span text:style-name="T8">RELATED TECHNOLOGIES</text:span></text:p>
      <text:p text:style-name="P6"/>
      <text:p text:style-name="P2"/>
      <text:p text:style-name="P2"/>
      <text:p text:style-name="P2"/>
      <text:p text:style-name="P14">Linux-HA<text:note text:id="ftn3" text:note-class="footnote"><text:note-citation>3</text:note-citation><text:note-body><text:p text:style-name="P45">http://www.linux-ha.org/wiki/Main_Page</text:p></text:note-body></text:note> </text:p>
      <text:p text:style-name="P14"/>
      <text:p text:style-name="P2"/>
      <text:p text:style-name="P2">4. METHODOLOGY</text:p>
      <text:p text:style-name="P2"/>
      <text:p text:style-name="P15"><text:span text:style-name="T14">The followed roadmap to achieve the </text:span><text:bookmark text:name="result_box"/>objectives outlined <text:span text:style-name="T41">is a set of guidelines and suggestions for the adoption of FLOSS within SMEs {Daffara},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37"/>
      <text:p text:style-name="P51"><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2">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6">{</text:span><text:span text:style-name="T38">Wasserman et. all</text:span><text:span text:style-name="T36">}</text:span><text:span text:style-name="T23">, </text:span><text:span text:style-name="T28">which performs a quick and flexible assessment </text:span><text:span text:style-name="T29">over software tools considered</text:span><text:span text:style-name="T23">.</text:span></text:p>
      <text:p text:style-name="P39"/>
      <text:p text:style-name="P42"><text:span text:style-name="T32">A</text:span><text:span text:style-name="T33">dditionally</text:span><text:span text:style-name="T31">, and following a practical </text:span><text:bookmark text:name="result_box1"/><text:span text:style-name="T31">formal </text:span><text:span text:style-name="T45">approach</text:span><text:span text:style-name="T31">, </text:span>applying a model of technology acceptance<text:span text:style-name="T31"> </text:span><text:span text:style-name="T34">such as the </text:span><text:span text:style-name="T46">L</text:span><text:span text:style-name="T47">azy </text:span><text:span text:style-name="T46">U</text:span><text:span text:style-name="T47">ser </text:span><text:span text:style-name="T46">M</text:span><text:span text:style-name="T47">odel (LUM) </text:span><text:span text:style-name="T50">{</text:span><text:span text:style-name="T51">Collan </text:span><text:span text:style-name="T50">&amp; </text:span><text:span text:style-name="T51">Tétard</text:span><text:span text:style-name="T50">}</text:span><text:span text:style-name="T48"> </text:span><text:span text:style-name="T52">is possible </text:span><text:span text:style-name="T45">to frame the process by which are chosen the technological to</text:span><text:span text:style-name="T53">ols that will make up the solution that meets user requirements, which in this case is being represented by the company </text:span><text:span text:style-name="T54">Netnovation</text:span><text:span text:style-name="T59">™</text:span><text:span text:style-name="T53">. </text:span><text:span text:style-name="T55">This model focuses on user needs and the demanded effort when selecting a solution to a problem from a set of possible solutions. </text:span></text:p>
      <text:p text:style-name="P41"/>
      <text:p text:style-name="P19">OpenBRR (Esther Parrilla <text:span text:style-name="T39">Thesis</text:span>)</text:p>
      <text:p text:style-name="P40">Project Evaluation (commits per month, bugs resolved, etc.)</text:p>
      <text:p text:style-name="P40"/>
      <text:p text:style-name="P43"><text:span text:style-name="T52">L</text:span><text:span text:style-name="T49">UM:</text:span></text:p>
      <text:p text:style-name="P50">According to the lazy user model, a user is likely to choose the solution that requires the least effort</text:p>
      <text:p text:style-name="P44"><text:span text:style-name="T35">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48"/>
      <text:p text:style-name="P48"/>
      <text:p text:style-name="P2">5. IMPLEMENTATION</text:p>
      <text:p text:style-name="P2"><text:s text:c="4"/>5.1. Technical specifications of implemented FLOSS tools</text:p>
      <text:p text:style-name="P2"><text:s text:c="4"/>5.2. Tests and validation</text:p>
      <text:p text:style-name="P2"><text:soft-page-break/><text:s text:c="4"/>5.3. Other considerations</text:p>
      <text:p text:style-name="P2"/>
      <text:p text:style-name="P2"/>
      <text:p text:style-name="P2">6. RESULTS AND DISCUSSION</text:p>
      <text:p text:style-name="P2"/>
      <text:p text:style-name="P2">7. CONCLUSIONS AND FUTURE WORK</text:p>
      <text:p text:style-name="P2"/>
      <text:p text:style-name="P9">GLOSSARY/<text:span text:style-name="T3">abbreviations/</text:span><text:span text:style-name="T4">ACRONIMS</text:span></text:p>
      <text:p text:style-name="P8"/>
      <text:p text:style-name="P12">- <text:span text:style-name="T5">FLOSS: Free Libre Open Source Software</text:span></text:p>
      <text:p text:style-name="P12"><text:span text:style-name="T5">- </text:span>ISO: International Organization for Standardization</text:p>
      <text:p text:style-name="P11">- VPS: Virtual Private Server</text:p>
      <text:p text:style-name="P11">- <text:span text:style-name="T5">SLA: Service Level Agreement</text:span></text:p>
      <text:p text:style-name="P11">- <text:span text:style-name="T9">CRM: Cluster Resource Manager</text:span></text:p>
      <text:p text:style-name="P13">- <text:span text:style-name="T41">SME: Small and Medium Enterprises</text:span></text:p>
      <text:p text:style-name="P10">- <text:span text:style-name="T43">OpenBRR: Open Business Readiness Rating</text:span></text:p>
      <text:p text:style-name="P8">- <text:span text:style-name="T44">IT: Information Technologies</text:span></text:p>
      <text:p text:style-name="P8"/>
      <text:p text:style-name="P8"/>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09T20:34:33.428675214</dc:date>
    <dc:creator>dgamez </dc:creator>
    <meta:editing-duration>P2DT17H1M45S</meta:editing-duration>
    <meta:editing-cycles>233</meta:editing-cycles>
    <meta:generator>LibreOffice/4.3.3.2$Linux_X86_64 LibreOffice_project/9bb7eadab57b6755b1265afa86e04bf45fbfc644</meta:generator>
    <meta:document-statistic meta:table-count="0" meta:image-count="0" meta:object-count="0" meta:page-count="4" meta:paragraph-count="65" meta:word-count="1130" meta:character-count="7374" meta:non-whitespace-character-count="6272"/>
  </office:meta>
</office:document-meta>
</file>